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80000003C1A2D523DC10CB45C.png" manifest:media-type="image/png"/>
  <manifest:file-entry manifest:full-path="Pictures/1000020100000080000000800F3254CFE33124B2.png" manifest:media-type="image/png"/>
  <manifest:file-entry manifest:full-path="Pictures/10000201000000920000004A346A95C7353875ED.png" manifest:media-type="image/png"/>
  <manifest:file-entry manifest:full-path="Pictures/1000020100000159000000879EAE6A96359F8F0E.png" manifest:media-type="image/png"/>
  <manifest:file-entry manifest:full-path="Pictures/100002010000011B0000007FC3DB926CCA7FF487.png" manifest:media-type="image/png"/>
  <manifest:file-entry manifest:full-path="Pictures/100002010000016E00000120B1421BD11673B6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32b8b18" officeooo:paragraph-rsid="032b8b18"/>
    </style:style>
    <style:style style:name="P4" style:family="paragraph" style:parent-style-name="Standard">
      <style:text-properties officeooo:rsid="032b8b18" officeooo:paragraph-rsid="0331c7c2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3307930" officeooo:paragraph-rsid="03307930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47288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7" style:family="paragraph" style:parent-style-name="Standard">
      <style:text-properties officeooo:rsid="032b465d" officeooo:paragraph-rsid="03347288"/>
    </style:style>
    <style:style style:name="P18" style:family="paragraph" style:parent-style-name="Standard">
      <style:text-properties officeooo:rsid="0256b2b0" officeooo:paragraph-rsid="03347288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34728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2a0ba" style:font-size-asian="10pt" style:font-size-complex="10pt"/>
    </style:style>
    <style:style style:name="T3" style:family="text">
      <style:text-properties fo:font-size="10pt" officeooo:rsid="03337775" style:font-size-asian="10pt" style:font-size-complex="10pt"/>
    </style:style>
    <style:style style:name="T4" style:family="text">
      <style:text-properties fo:font-size="10pt" officeooo:rsid="03347288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31c7c2"/>
    </style:style>
    <style:style style:name="T9" style:family="text">
      <style:text-properties officeooo:rsid="0334728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7.1.26 Editors - 3D View<text:span text:style-name="T9">port</text:span> - Header - Curve &amp; Surface - Edit mode - Segmen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Segments Menu<text:tab/>1</text:a></text:p>
          <text:p text:style-name="P8"><text:a xlink:type="simple" xlink:href="#__RefHeading___Toc2834_707531706" text:style-name="Index_20_Link" text:visited-style-name="Index_20_Link">Subdivide<text:tab/>1</text:a></text:p>
          <text:p text:style-name="P9"><text:a xlink:type="simple" xlink:href="#__RefHeading___Toc2836_707531706" text:style-name="Index_20_Link" text:visited-style-name="Index_20_Link">Last Operator Subdivide<text:tab/>1</text:a></text:p>
          <text:p text:style-name="P10"><text:a xlink:type="simple" xlink:href="#__RefHeading___Toc2838_707531706" text:style-name="Index_20_Link" text:visited-style-name="Index_20_Link">Number of Cuts<text:tab/>1</text:a></text:p>
          <text:p text:style-name="P8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18"/>
      <table:table table:name="Tabelle1" table:style-name="Tabelle1">
        <table:table-column table:style-name="Tabelle1.A"/>
        <table:table-row table:style-name="TableLine2816397585344">
          <table:table-cell table:style-name="Tabelle1.A1" office:value-type="string">
            <text:h text:style-name="P16" text:outline-level="1"><text:bookmark-start text:name="__RefHeading___Toc10282_2119374318"/><text:span text:style-name="T5">E</text:span><text:span text:style-name="T6">dit Mode - S</text:span><text:span text:style-name="T7">egments</text:span><text:span text:style-name="T6"> Menu</text:span><text:bookmark-end text:name="__RefHeading___Toc10282_2119374318"/></text:h>
          </table:table-cell>
        </table:table-row>
      </table:table>
      <text:p text:style-name="P2"/>
      <text:p text:style-name="P4"><draw:frame draw:style-name="fr2" draw:name="Bild1" text:anchor-type="paragraph" svg:y="0.011cm" svg:width="2.469cm" svg:height="1.251cm" draw:z-index="0"><draw:image xlink:href="Pictures/10000201000000920000004A346A95C7353875ED.png" xlink:type="simple" xlink:show="embed" xlink:actuate="onLoad" draw:mime-type="image/png"/></draw:frame>T<text:span text:style-name="T8">he Segments menu exists for Curve and Surface object types. They are both curve types, but of different kind.</text:span></text:p>
      <text:p text:style-name="P3"/>
      <text:p text:style-name="P3">The added objects in edit mode becomes part of the current object geometry.</text:p>
      <text:p text:style-name="P3"/>
      <text:h text:style-name="Heading_20_2" text:outline-level="2"><text:bookmark-start text:name="__RefHeading___Toc2834_707531706"/>Subdivide<text:bookmark-end text:name="__RefHeading___Toc2834_707531706"/></text:h>
      <text:p text:style-name="P6"><draw:frame draw:style-name="fr2" draw:name="Bild2" text:anchor-type="paragraph" svg:y="0.011cm" svg:width="5.84cm" svg:height="2.29cm" draw:z-index="1"><draw:image xlink:href="Pictures/1000020100000159000000879EAE6A96359F8F0E.png" xlink:type="simple" xlink:show="embed" xlink:actuate="onLoad" draw:mime-type="image/png"/></draw:frame><draw:frame draw:style-name="fr3" draw:name="Bild5" text:anchor-type="paragraph" svg:x="7.657cm" svg:y="-0.028cm" svg:width="4.791cm" svg:height="2.15cm" draw:z-index="4"><draw:image xlink:href="Pictures/100002010000011B0000007FC3DB926CCA7FF487.png" xlink:type="simple" xlink:show="embed" xlink:actuate="onLoad" draw:mime-type="image/png"/></draw:frame>Subdivides the selected curve geometry, and adds more control points.</text:p>
      <text:p text:style-name="P6"/>
      <text:p text:style-name="P6"/>
      <text:h text:style-name="Heading_20_3" text:outline-level="3"><draw:frame draw:style-name="fr2" draw:name="Bild3" text:anchor-type="paragraph" svg:y="0.011cm" svg:width="4.74cm" svg:height="1.02cm" draw:z-index="2"><draw:image xlink:href="Pictures/10000201000001180000003C1A2D523DC10CB45C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6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6"><draw:frame draw:style-name="fr2" draw:name="Bild4" text:anchor-type="paragraph" svg:y="0.011cm" svg:width="6.189cm" svg:height="4.881cm" draw:z-index="3"><draw:image xlink:href="Pictures/100002010000016E00000120B1421BD11673B6AB.png" xlink:type="simple" xlink:show="embed" xlink:actuate="onLoad" draw:mime-type="image/png"/></draw:frame><text:span text:style-name="T8">Just for Bezier Curve object type. Surface Nurbs curves doesn't have a direction. <text:s/></text:span>Switches the direction in which the curve is pointing.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2a0ba" style:font-size-asian="10pt" style:font-size-complex="10pt"/>
    </style:style>
    <style:style style:name="MT3" style:family="text">
      <style:text-properties fo:font-size="10pt" officeooo:rsid="03337775" style:font-size-asian="10pt" style:font-size-complex="10pt"/>
    </style:style>
    <style:style style:name="MT4" style:family="text">
      <style:text-properties fo:font-size="10pt" officeooo:rsid="033472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2</text:span><text:span text:style-name="MT3">6</text:span><text:span text:style-name="MT1"> Editors - 3D View</text:span><text:span text:style-name="MT4">port</text:span><text:span text:style-name="MT1">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33M4S</meta:editing-duration>
    <meta:editing-cycles>765</meta:editing-cycles>
    <meta:generator>LibreOffice/7.0.4.2$Windows_X86_64 LibreOffice_project/dcf040e67528d9187c66b2379df5ea4407429775</meta:generator>
    <dc:date>2021-05-02T18:19:00.346000000</dc:date>
    <meta:document-statistic meta:table-count="2" meta:image-count="6" meta:object-count="0" meta:page-count="1" meta:paragraph-count="19" meta:word-count="144" meta:character-count="819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